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6a83"/>
    </style:style>
    <style:style style:name="P2" style:family="paragraph" style:parent-style-name="Standard">
      <style:text-properties style:font-name="Liberation Serif" officeooo:paragraph-rsid="00116a83"/>
    </style:style>
    <style:style style:name="P3" style:family="paragraph" style:parent-style-name="Standard">
      <style:text-properties style:font-name="Liberation Serif" fo:font-size="14pt" officeooo:paragraph-rsid="00116a83" style:font-size-asian="14pt" style:font-size-complex="14pt"/>
    </style:style>
    <style:style style:name="P4" style:family="paragraph" style:parent-style-name="Text_20_body">
      <style:text-properties style:font-name="Liberation Serif" fo:font-size="14pt" officeooo:paragraph-rsid="00116a83" style:font-size-asian="14pt" style:font-size-complex="14pt"/>
    </style:style>
    <style:style style:name="T1" style:family="text">
      <style:text-properties officeooo:rsid="00116a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6a83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6a83" style:font-size-asian="14pt" style:font-size-complex="14pt"/>
    </style:style>
    <style:style style:name="T6" style:family="text">
      <style:text-properties fo:font-size="14pt" officeooo:rsid="0012e1a1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16a83" style:font-size-asian="14pt" style:font-weight-asian="bold" style:font-size-complex="14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116a83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officeooo:rsid="00116a83" style:font-size-asian="14pt" style:font-style-asian="italic" style:font-size-complex="14pt" style:font-style-complex="italic"/>
    </style:style>
    <style:style style:name="T13" style:family="text">
      <style:text-properties fo:font-size="14pt" fo:font-style="italic" officeooo:rsid="0012e1a1" style:font-size-asian="14pt" style:font-style-asian="italic" style:font-size-complex="14pt" style:font-style-complex="italic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116a83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fo:font-weight="bold" officeooo:rsid="0012e1a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fo:font-size="14pt" fo:font-style="normal" officeooo:rsid="00116a83" style:font-size-asian="14pt" style:font-style-asian="normal" style:font-size-complex="14pt" style:font-style-complex="normal"/>
    </style:style>
    <style:style style:name="T19" style:family="text">
      <style:text-properties fo:font-size="14pt" fo:font-style="normal" officeooo:rsid="0012e1a1" style:font-size-asian="14pt" style:font-style-asian="normal" style:font-size-complex="14pt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style:font-name="Liberation Serif" fo:font-size="14pt" style:font-size-asian="14pt" style:font-size-complex="14pt"/>
    </style:style>
    <style:style style:name="T29" style:family="text"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Liberation Serif" fo:font-size="14pt" fo:font-style="normal" fo:font-weight="bold" officeooo:rsid="00116a83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Liberation Serif" fo:font-size="14pt" fo:font-style="normal" fo:font-weight="bold" officeooo:rsid="0012e1a1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33" style:family="text">
      <style:text-properties style:font-name="Liberation Serif" fo:font-size="14pt" fo:font-style="normal" officeooo:rsid="00116a83" style:font-size-asian="14pt" style:font-style-asian="normal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<text:bookmark text:name="docs-internal-guid-a4407f92-7fff-9102-341f-380c518a0299"/><text:span text:style-name="T26">Question 5</text:span><text:span text:style-name="T27">: What do you mean by a mutable and immutable object. Are string, list, tuple, dictionary mutable type objects or immutable objects.</text:span></text:p>
      <text:p text:style-name="P2"/>
      <text:p text:style-name="P3"><text:span text:style-name="T3">Immutable objects: </text:span><text:s/><text:span text:style-name="T1">I</text:span>mmutable objects can’t change their state or content. </text:p>
      <text:p text:style-name="P1"><text:span text:style-name="T28">These are of in-built types like </text:span><text:span text:style-name="Strong_20_Emphasis"><text:span text:style-name="T28">int, float, bool, string, unicode, tuple</text:span></text:span><text:span text:style-name="T28">. In simple words, an immutable object can’t be changed after it is created. </text:span></text:p>
      <text:p text:style-name="P1"><text:span text:style-name="Emphasis"><text:span text:style-name="T28"/></text:span></text:p>
      <text:p text:style-name="P1"><text:span text:style-name="Emphasis"><text:span text:style-name="T30">M</text:span></text:span><text:span text:style-name="Emphasis"><text:span text:style-name="T29">utable objects: </text:span></text:span><text:span text:style-name="Emphasis"><text:span text:style-name="T33">Mutable objects</text:span></text:span><text:span text:style-name="Emphasis"><text:span text:style-name="T32"> can change their state or contents. </text:span></text:span></text:p>
      <text:p text:style-name="P1"><text:span text:style-name="Emphasis"><text:span text:style-name="T32">These are of type </text:span></text:span><text:span text:style-name="Emphasis"><text:span text:style-name="T31">list, dict, set</text:span></text:span><text:span text:style-name="Emphasis"><text:span text:style-name="Strong_20_Emphasis"><text:span text:style-name="T32"> </text:span></text:span></text:span><text:span text:style-name="Emphasis"><text:span text:style-name="T32">. Custom classes are generally mutable. </text:span></text:span></text:p>
      <text:p text:style-name="P1"><text:span text:style-name="Emphasis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4:27:37.465279171</meta:creation-date>
    <dc:date>2019-05-30T04:49:16.644945455</dc:date>
    <meta:editing-duration>PT7M45S</meta:editing-duration>
    <meta:editing-cycles>1</meta:editing-cycles>
    <meta:document-statistic meta:table-count="0" meta:image-count="0" meta:object-count="0" meta:page-count="1" meta:paragraph-count="5" meta:word-count="81" meta:character-count="510" meta:non-whitespace-character-count="429"/>
    <meta:generator>LibreOffice/6.0.7.3$Linux_X86_64 LibreOffice_project/00m0$Build-3</meta:generator>
  </office:meta>
</office:document-meta>
</file>